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justify" fo:text-indent="0.5937in"/>
      <style:text-properties fo:language="ru" fo:country="RU"/>
    </style:style>
    <style:style style:name="P2" style:parent-style-name="Standard" style:family="paragraph">
      <style:paragraph-properties fo:text-align="justify" fo:text-indent="0.5937in"/>
      <style:text-properties fo:language="ru" fo:country="RU"/>
    </style:style>
    <style:style style:name="P3" style:parent-style-name="Standard" style:family="paragraph">
      <style:paragraph-properties fo:text-align="justify" fo:text-indent="0.5937in"/>
      <style:text-properties fo:language="ru" fo:country="RU"/>
    </style:style>
    <style:style style:name="P4" style:parent-style-name="Standard" style:family="paragraph">
      <style:paragraph-properties fo:text-align="justify"/>
    </style:style>
    <style:style style:name="T5" style:parent-style-name="Основнойшрифтабзаца" style:family="text">
      <style:text-properties fo:language="ru" fo:country="RU"/>
    </style:style>
    <style:style style:name="T6" style:parent-style-name="Основнойшрифтабзаца" style:family="text">
      <style:text-properties fo:language="ru" fo:country="RU"/>
    </style:style>
    <style:style style:name="T7" style:parent-style-name="Основнойшрифтабзаца" style:family="text">
      <style:text-properties fo:language="ru" fo:country="RU"/>
    </style:style>
    <style:style style:name="P8" style:parent-style-name="Standard" style:family="paragraph">
      <style:paragraph-properties fo:text-align="justify"/>
    </style:style>
    <style:style style:name="T9" style:parent-style-name="Основнойшрифтабзаца" style:family="text">
      <style:text-properties fo:language="ru" fo:country="RU"/>
    </style:style>
    <style:style style:name="P10" style:parent-style-name="Standard" style:family="paragraph">
      <style:paragraph-properties fo:text-align="justify"/>
    </style:style>
    <style:style style:name="T11" style:parent-style-name="Основнойшрифтабзаца" style:family="text">
      <style:text-properties fo:language="ru" fo:country="RU"/>
    </style:style>
    <style:style style:name="P12" style:parent-style-name="Standard" style:family="paragraph">
      <style:paragraph-properties fo:text-align="justify"/>
    </style:style>
    <style:style style:name="T13" style:parent-style-name="Основнойшрифтабзаца" style:family="text">
      <style:text-properties fo:language="ru" fo:country="RU"/>
    </style:style>
    <style:style style:name="P14" style:parent-style-name="Standard" style:family="paragraph">
      <style:paragraph-properties fo:text-align="justify"/>
    </style:style>
    <style:style style:name="T15" style:parent-style-name="Основнойшрифтабзаца" style:family="text">
      <style:text-properties fo:language="ru" fo:country="RU"/>
    </style:style>
    <style:style style:name="P16" style:parent-style-name="Standard" style:family="paragraph">
      <style:paragraph-properties fo:text-align="justify"/>
    </style:style>
    <style:style style:name="T17" style:parent-style-name="Основнойшрифтабзаца" style:family="text">
      <style:text-properties fo:language="ru" fo:country="RU"/>
    </style:style>
    <style:style style:name="P18" style:parent-style-name="Standard" style:family="paragraph">
      <style:paragraph-properties fo:text-align="justify"/>
    </style:style>
    <style:style style:name="T19" style:parent-style-name="Основнойшрифтабзаца" style:family="text">
      <style:text-properties fo:language="ru" fo:country="RU"/>
    </style:style>
    <style:style style:name="T20" style:parent-style-name="Основнойшрифтабзаца" style:family="text">
      <style:text-properties fo:language="ru" fo:country="RU"/>
    </style:style>
    <style:style style:name="P21" style:parent-style-name="Standard" style:family="paragraph">
      <style:paragraph-properties fo:text-align="justify"/>
    </style:style>
    <style:style style:name="T22" style:parent-style-name="Основнойшрифтабзаца" style:family="text">
      <style:text-properties fo:language="ru" fo:country="RU"/>
    </style:style>
    <style:style style:name="P23" style:parent-style-name="Standard" style:family="paragraph">
      <style:paragraph-properties fo:text-align="justify"/>
    </style:style>
    <style:style style:name="T24" style:parent-style-name="Основнойшрифтабзаца" style:family="text">
      <style:text-properties fo:language="ru" fo:country="RU"/>
    </style:style>
    <style:style style:name="P25" style:parent-style-name="Standard" style:family="paragraph">
      <style:paragraph-properties fo:text-align="justify"/>
      <style:text-properties fo:language="ru" fo:country="RU"/>
    </style:style>
    <style:style style:name="P26" style:parent-style-name="Standard" style:family="paragraph">
      <style:paragraph-properties fo:text-align="justify"/>
      <style:text-properties fo:language="ru" fo:country="RU"/>
    </style:style>
    <style:style style:name="P27" style:parent-style-name="Standard" style:family="paragraph">
      <style:paragraph-properties fo:text-align="justify" fo:text-indent="0.5937in"/>
      <style:text-properties fo:language="ru" fo:country="RU"/>
    </style:style>
    <style:style style:name="P28" style:parent-style-name="Standard" style:family="paragraph">
      <style:paragraph-properties fo:text-align="justify" fo:text-indent="0.5937in"/>
      <style:text-properties fo:language="ru" fo:country="RU"/>
    </style:style>
    <style:style style:name="P29" style:parent-style-name="Standard" style:family="paragraph">
      <style:paragraph-properties fo:text-align="justify" fo:text-indent="0.5937in"/>
      <style:text-properties fo:language="ru" fo:country="RU"/>
    </style:style>
    <style:style style:name="P30" style:parent-style-name="Standard" style:family="paragraph">
      <style:paragraph-properties fo:text-align="justify" fo:text-indent="0.5937in"/>
      <style:text-properties fo:language="ru" fo:country="RU"/>
    </style:style>
    <style:style style:name="P31" style:parent-style-name="Standard" style:family="paragraph">
      <style:paragraph-properties fo:text-align="justify" fo:text-indent="0.5937in"/>
      <style:text-properties fo:language="ru" fo:country="RU"/>
    </style:style>
    <style:style style:name="P32" style:parent-style-name="Standard" style:family="paragraph">
      <style:paragraph-properties fo:text-align="justify" fo:text-indent="0.5937in"/>
      <style:text-properties fo:language="ru" fo:country="RU"/>
    </style:style>
    <style:style style:name="P33" style:parent-style-name="Standard" style:family="paragraph">
      <style:paragraph-properties fo:text-align="justify" fo:text-indent="0.5937in"/>
      <style:text-properties fo:language="ru" fo:country="RU"/>
    </style:style>
    <style:style style:name="P34" style:parent-style-name="Standard" style:family="paragraph">
      <style:paragraph-properties fo:text-align="justify" fo:text-indent="0.5937in"/>
      <style:text-properties fo:language="ru" fo:country="RU"/>
    </style:style>
    <style:style style:name="P35" style:parent-style-name="Standard" style:family="paragraph">
      <style:paragraph-properties fo:text-align="justify" fo:text-indent="0.5937in"/>
      <style:text-properties fo:language="ru" fo:country="RU"/>
    </style:style>
    <style:style style:name="P36" style:parent-style-name="Standard" style:family="paragraph">
      <style:paragraph-properties fo:text-align="justify" fo:text-indent="0.5937in"/>
      <style:text-properties fo:language="ru" fo:country="RU"/>
    </style:style>
    <style:style style:name="P37" style:parent-style-name="Standard" style:family="paragraph">
      <style:paragraph-properties fo:text-align="justify" fo:text-indent="0.5937in"/>
      <style:text-properties fo:language="ru" fo:country="RU"/>
    </style:style>
    <style:style style:name="P38" style:parent-style-name="Standard" style:family="paragraph">
      <style:paragraph-properties fo:text-align="justify" fo:text-indent="0.5937in"/>
      <style:text-properties fo:language="ru" fo:country="RU"/>
    </style:style>
    <style:style style:name="P39" style:parent-style-name="Standard" style:list-style-name="LFO1" style:family="paragraph">
      <style:paragraph-properties fo:text-align="justify" fo:margin-left="0in" fo:text-indent="0.5937in">
        <style:tab-stops/>
      </style:paragraph-properties>
      <style:text-properties fo:language="ru" fo:country="RU"/>
    </style:style>
    <style:style style:name="P40" style:parent-style-name="Standard" style:list-style-name="LFO1" style:family="paragraph">
      <style:paragraph-properties fo:text-align="justify" fo:margin-left="0in" fo:text-indent="0.5937in">
        <style:tab-stops/>
      </style:paragraph-properties>
      <style:text-properties fo:language="ru" fo:country="RU"/>
    </style:style>
    <style:style style:name="P41" style:parent-style-name="Standard" style:family="paragraph">
      <style:paragraph-properties fo:text-align="justify" fo:text-indent="0.5937in"/>
      <style:text-properties fo:language="ru" fo:country="RU"/>
    </style:style>
    <style:style style:name="P42" style:parent-style-name="Standard" style:family="paragraph">
      <style:paragraph-properties fo:text-align="justify"/>
      <style:text-properties fo:language="ru" fo:country="RU"/>
    </style:style>
    <style:style style:name="P43" style:parent-style-name="Standard" style:family="paragraph">
      <style:paragraph-properties fo:text-align="justify" fo:text-indent="0.5937in"/>
      <style:text-properties fo:language="ru" fo:country="RU"/>
    </style:style>
    <style:style style:name="P44" style:parent-style-name="Standard" style:family="paragraph">
      <style:paragraph-properties fo:text-align="justify" fo:text-indent="0.5937in"/>
      <style:text-properties fo:language="ru" fo:country="RU"/>
    </style:style>
    <style:style style:name="P45" style:parent-style-name="Standard" style:family="paragraph">
      <style:paragraph-properties fo:text-align="justify"/>
      <style:text-properties fo:language="ru" fo:country="RU"/>
    </style:style>
    <style:style style:name="P46" style:parent-style-name="Standard" style:family="paragraph">
      <style:paragraph-properties fo:text-align="justify"/>
      <style:text-properties fo:language="ru" fo:country="RU"/>
    </style:style>
    <style:style style:name="P47" style:parent-style-name="Standard" style:family="paragraph">
      <style:paragraph-properties fo:text-align="justify"/>
      <style:text-properties fo:language="ru" fo:country="RU"/>
    </style:style>
    <style:style style:name="P48" style:parent-style-name="Standard" style:family="paragraph">
      <style:paragraph-properties fo:text-align="justify" fo:text-indent="0.5937in"/>
      <style:text-properties fo:language="ru" fo:country="RU"/>
    </style:style>
    <style:style style:name="P49" style:parent-style-name="Standard" style:family="paragraph">
      <style:paragraph-properties fo:text-align="justify" fo:text-indent="0.5937in"/>
      <style:text-properties fo:language="ru" fo:country="RU"/>
    </style:style>
    <style:style style:name="P50" style:parent-style-name="Standard" style:family="paragraph">
      <style:paragraph-properties fo:text-align="justify" fo:text-indent="0.5937in"/>
      <style:text-properties fo:language="ru" fo:country="RU"/>
    </style:style>
    <style:style style:name="P51" style:parent-style-name="Standard" style:family="paragraph">
      <style:paragraph-properties fo:text-align="justify" fo:text-indent="0.5937in"/>
      <style:text-properties fo:language="ru" fo:country="RU"/>
    </style:style>
    <style:style style:name="P52" style:parent-style-name="Standard" style:family="paragraph">
      <style:paragraph-properties fo:text-align="justify" fo:text-indent="0.5937in"/>
      <style:text-properties fo:language="ru" fo:country="RU"/>
    </style:style>
    <style:style style:name="P53" style:parent-style-name="Standard" style:family="paragraph">
      <style:paragraph-properties fo:text-align="justify" fo:text-indent="0.5937in"/>
      <style:text-properties fo:language="ru" fo:country="RU"/>
    </style:style>
    <style:style style:name="P54" style:parent-style-name="Standard" style:family="paragraph">
      <style:paragraph-properties fo:text-align="justify" fo:text-indent="0.5937in"/>
      <style:text-properties fo:language="ru" fo:country="RU"/>
    </style:style>
    <style:style style:name="P55" style:parent-style-name="Standard" style:family="paragraph">
      <style:paragraph-properties fo:text-align="justify" fo:text-indent="0.5937in"/>
      <style:text-properties fo:language="ru" fo:country="RU"/>
    </style:style>
    <style:style style:name="P56" style:parent-style-name="Standard" style:family="paragraph">
      <style:paragraph-properties fo:text-align="justify" fo:text-indent="0.5937in"/>
      <style:text-properties fo:language="ru" fo:country="RU"/>
    </style:style>
    <style:style style:name="P57" style:parent-style-name="Standard" style:family="paragraph">
      <style:paragraph-properties fo:text-align="justify" fo:text-indent="0.5937in"/>
      <style:text-properties fo:language="ru" fo:country="RU"/>
    </style:style>
    <style:style style:name="P58" style:parent-style-name="Standard" style:family="paragraph">
      <style:paragraph-properties fo:text-align="justify" fo:text-indent="0.5937in"/>
      <style:text-properties fo:language="ru" fo:country="RU"/>
    </style:style>
    <style:style style:name="P59" style:parent-style-name="Standard" style:family="paragraph">
      <style:paragraph-properties fo:text-align="justify" fo:text-indent="0.5937in"/>
      <style:text-properties fo:language="ru" fo:country="RU"/>
    </style:style>
    <style:style style:name="P60" style:parent-style-name="Standard" style:family="paragraph">
      <style:paragraph-properties fo:text-align="justify" fo:text-indent="0.5937in"/>
      <style:text-properties fo:language="ru" fo:country="RU"/>
    </style:style>
    <style:style style:name="P61" style:parent-style-name="Standard" style:family="paragraph">
      <style:paragraph-properties fo:text-align="justify" fo:text-indent="0.5937in"/>
      <style:text-properties fo:language="ru" fo:country="RU"/>
    </style:style>
    <style:style style:name="P62" style:parent-style-name="Standard" style:family="paragraph">
      <style:paragraph-properties fo:text-align="justify" fo:text-indent="0.5937in"/>
    </style:style>
    <style:style style:name="T63" style:parent-style-name="Основнойшрифтабзаца" style:family="text">
      <style:text-properties fo:language="ru" fo:country="RU"/>
    </style:style>
  </office:automatic-styles>
  <office:body>
    <office:text text:use-soft-page-breaks="true">
      <text:p text:style-name="P1">В этой главе мы поговорим о Предтечах и о том влиянии, которое они даже спустя 7 тысяч лет оказывают на народы Альтерры.</text:p>
      <text:p text:style-name="P2">Для начала нелишним будет понять, что из себя они представляли.<text:s/>Итак, краткое описание империи Предтеч.</text:p>
      <text:p text:style-name="P3"/>
      <text:p text:style-name="P4"><text:span text:style-name="T5">Площадь</text:span>: 963 к<text:span text:style-name="T6">ГП (кило галоб-переходов) или 963 000 галоб-переходов / колонизировано 615 000 звездных систем/ приблизительно 1 850 000 колоний + 27 Корон (космических станций с десятками миллиардов населения, огром</text:span><text:span text:style-name="T7">ных настолько, что центральным реактором для каждой служила помещенная в центр станции звезда)<text:s/></text:span></text:p>
      <text:p text:style-name="P8">Государственный строй: <text:s/><text:span text:style-name="T9">технофашистская монархия с элементами аристократии</text:span></text:p>
      <text:p text:style-name="P10">Форма государственного правления: <text:s/><text:span text:style-name="T11">технофашистская монархия</text:span></text:p>
      <text:p text:style-name="P12">Высший орган государственной власти:<text:s/><text:span text:style-name="T13">Император</text:span></text:p>
      <text:p text:style-name="P14">Высший законодательный орган власти:<text:s/><text:span text:style-name="T15">Измыслители</text:span></text:p>
      <text:p text:style-name="P16">Высший исполнительный<text:s/><text:span text:style-name="T17">орган власти: Служба Имперской Безопасности</text:span></text:p>
      <text:p text:style-name="P18"><text:span text:style-name="T19">Высший<text:s/></text:span>судебный орган власти:<text:s/><text:span text:style-name="T20">Особый отдел Высшего Судебного Форума</text:span></text:p>
      <text:p text:style-name="P21">Идеология:<text:s/><text:span text:style-name="T22">трансгуманизм</text:span></text:p>
      <text:p text:style-name="P23">Столица: <text:s/><text:span text:style-name="T24">Корона Империи</text:span></text:p>
      <text:p text:style-name="P25">Население: приблизительно 13 000 000 000 000 000 человек</text:p>
      <text:p text:style-name="P26"/>
      <text:p text:style-name="P27">Современные ученые, к сожалению, не обладают достоверными историческими архивами Империи Предтеч. Чтобы представить набор доступной им информации, представьте обычную среднестатистическую отдаленную<text:s/>и уединенную военную базу, которую в одночасье покинули ее обитатели. А теперь представьте, как по содержимому этой базы спустя 7 тысяч лет археологи пытаются узнать что-то о цивилизации, которой эта база принадлежала. Но, например, современным ученым Альтерры известно о широкой доступности для простых граждан Империи Предтеч голографической порнографии.</text:p>
      <text:p text:style-name="P28">Тем не менее о некоторых сферах деятельности Предтеч ученым Альтерры хорошо известно. Например, военная доктрина Предтеч указывала необходимость порабощения любой встреченной цивилизации, а после подавления любого сопротивления — тщательнейшего изучения и интегрирования в цивилизацию Предтеч оказавшихся полезными элементов. В частности, именно благодаря данной доктрине появилась планета Улар, на которой происходят основные события игры, и ее обитатели.</text:p>
      <text:p text:style-name="P29">В нулевом году Старой Эры группа спасающихся от Погибели предтеч прибыла в систему Домимары. Численность флота беженцев была крайне невелика — всего около 20 тысяч человек, большая часть из которых, тем не менее, была высококлассными специалистами работниками проекта «Эко-терра», экипажами станции Терраформ-16 и кораблей флота сопровождения. С помощью станции Терраформ им удалось создать вокруг планет Улар, Рассвет, Последний Отряд и Вихрь так называемый пустотный щит (подробнее о нем — ниже) , после чего предтечи расселились на этих планетах. Однако уже спустя 5 лет, когда стало ясно, что Погибель остановилась и более не расширяется, среди командиров предтеч возник раскол. Небольшая секта под названием «Адепты метаморфоз» аннексировала полигон Биократ на планете Улар. Командор Крейн Флай собирает группу колонизаторов-добровольцев и уводит флот из системы, планируя отыскать другие уцелевшие миры предтеч. Мастер Алекс Хелмит уходит на полигон Фейрер, возглавляя Фейрер-1 и Фейрер-2, пропагандируя идеи о том, что в новом мире под пятой Погибели именно Фейрер — надежда Новой Империи. Генерал Неймит Бар активизирует крепость «Пять грифонов», разграничивающую полигоны Фейрер и Биократов. Остальные предтечи расселяются по<text:s/>планете, постепенно вымирая и вырождаясь. О том, что происходило на других планетах Домимары, будет написано в других книгах.</text:p>
      <text:p text:style-name="P30">Спустя почти 2 века в Домимару вернулась станция Терраформ-16, на этот раз под командованием командора Ли Евана. По его словам, он дезертировал из флота, убедившись в правильности слов Алекса Хелмита.</text:p>
      <text:soft-page-break/>
      <text:p text:style-name="P31">Теперь чуть подробнее о главных «подарках» Предтеч:</text:p>
      <text:p text:style-name="P32"/>
      <text:p text:style-name="P33">Пустотный щит</text:p>
      <text:p text:style-name="P34">Пустотный щит — одна из самых выдающихся технологий Предтеч. Это устойчивая, стабильная структура, состоящая из так<text:s/>называемого антипространства. Эта технология до сих пор считается наименее изученной из всех технологий Предтеч. Несмотря на то, что Поющие еще в Старую Эру умели взывать к великому Ничто, теоретических знаний об антипространстве крайне мало, и их получение в ближайшее время маловероятно, учитывая специфику предмета изучения.</text:p>
      <text:p text:style-name="P35">Принцип действия щита достаточно прост: все, что соприкасается со щитом, перестает после этого существовать, не оставляя никаких следов, как минимум, наблюдаемых известными современным<text:s/>ученым средствами. Соответственно, никакое внешнее воздействие на пустотный щит результатов не дало. Методы взаимодействия предтеч с антипространством до сих пор малоизучены и малопонятны, однако, если верить преданиям первых Фейрер, крупные корабли предтеч без видимых проблем производили различные манипуляции со щитом.</text:p>
      <text:p text:style-name="P36"/>
      <text:p text:style-name="P37">Ноосеть</text:p>
      <text:p text:style-name="P38">Созданный предтечами аналог глобальной информационной сети. Ноосеть обладает некоторыми интересными особенностями. Она не нуждается в физических носителях информации, по крайней мере в привычном нам смысле этого слова. Согласно наиболее популярной теории, каким-то образом носителем информации является само пространство. Второй особенностью ноосети является то, что в пределах своей зоны покрытия она автоматически подключает к себе любое разумное существо, давая ему минимальные пользовательские права. Осознано выходить в ноосеть Фейрер до недавнего времени не могли, однако активно пользовались некоторыми пассивными способностями, которые давало это подключение. Две самые известные и широкоупотребимые:</text:p>
      <text:list text:style-name="LFO1" text:continue-numbering="true">
        <text:list-item>
          <text:p text:style-name="P39">лингвистический феномен - встроенный переводчик, автоматически переводит любые диалоги меджу любыми разумными существами в зоне покрытия ноосети; соответственно у цивилизаций Улара, появившихся и развившихся, будучи полностью интегрированными в ноосеть, фактически один язык, различаются только письменности. Исключениями являются биократы, которые активно используют язык тела, запахи и примитивную телепатию для помощи в общении, и каэльнейн, у которых из-за иной системы восприятия отличается<text:s/>логика, и в языке слишком много слов, сложнопереводимых на язык предтеч/фейрер. Также достаточно любопытной является система построения имен у Фейрер. Так как источником культуры и цивилизации для них во многом являлись аватары, Фейрер стремились им подражать, а автоматический переводчик ноосети, как и всякий переводчик, не переводил имена собственные. В результате этих фактов и сложившейся традиции большая часть Фейрер имеет двойные имена. Первая часть — чаще всего искаженное временем имя из нашего мира,<text:s/>вторая часть — прозвище или имя на языке Фейрер. Примеры: Гаррет Ловкач, Коррер Молот, Гвейден Певец и т. д.</text:p>
        </text:list-item>
        <text:list-item>
          <text:p text:style-name="P40">Второй полезной способностью, дарованной ноосетью, является сравнительно легкая возможность объединения нескольких фейрер в ментальную сеть.</text:p>
        </text:list-item>
      </text:list>
      <text:p text:style-name="P41">Не так<text:s/>давно появившаяся школа технократов «сетевики» научилась напрямую и осознанно подключаться к этой сети.</text:p>
      <text:p text:style-name="P42"/>
      <text:p text:style-name="P43"/>
      <text:p text:style-name="P44">«Пять грифонов»</text:p>
      <text:p text:style-name="P45"><text:tab/>Большинство обитателей полигона Фейрер называют «Пять грифонов» системой укреплений, построенной на горном хребте, что несколько неверно, потому что «Пять грифонов» - это горный хребет, перестроенный в гигантскую крепость, разграничивающую крупнейший материк этой планеты на<text:s/>две разные части и отделяющий полигон Фейрер от<text:s/><text:soft-page-break/>полигона биократов. Большая часть помещений в крепости скрыта в горной породе. Самая заметная часть наружных укреплений – пять башен-ретрансляторов, выполненных в виде статуй<text:s/>грифонов. Известно, что в крепости до сих пор живут представители Предтеч, однако по неизвестным причинам на контакт они выходят крайне редко. Наиболее популярная теория, объясняющая это, предполагает об отсутствии свободы воли у оставшихся солдат гарнизона (то есть они являются либо андроидами, либо лоботомированными киборгами), и, соответственно, они просто до сих пор выполняют программу по защите чистоты экспериментов на соседствующих полигонах.</text:p>
      <text:p text:style-name="P46"><text:tab/>Уровень технологий охранных систем крепости<text:s/><text:s/>не позволяет разведку на ее территории или любое другое изучение внутренних помещений, однако изучение гореанами солдат противника во время боевых столкновений все равно подарило Фейрер несколько открытий и значительно продвинуло научный прогресс в сфере техники и техномагии. В *** году, судя по всему, после массированного вторжения с полигона биократов «Пять грифонов» пали, после чего уцелевшие Предтечи провели зачистку полигона биократов.</text:p>
      <text:p text:style-name="P47"><text:tab/>К сожалению, нынешнее политическое и экономическое положение не позволяет Фейрер полноценно исследовать открывшиеся территории крепости и полигона биократов. Однако огромное количество приключенцев и искателей отправились туда в надежде добыть что-либо интересное. Те немногие из них, у кого получилось вернуться, рассказывают о опустошенных и мертвых землях полигона биократов и о разрушенной практически до основания крепости. Впрочем, некоторым из них улыбнулась удача, и они смогли вернуться с артефактами Предтеч, что не дает ослабнуть потоку новых авантюристов на Восток.</text:p>
      <text:p text:style-name="P48"/>
      <text:p text:style-name="P49">Стихийный адамантий</text:p>
      <text:p text:style-name="P50"/>
      <text:p text:style-name="P51">Второе общепризнанное чудо технологий Предтеч, вещество,<text:s/>не просто<text:s/>обладающие фантастическими свойствами, но и способное изменять их, порой на кардинально противоположное – от сверхтвердости до сверхтекучести, из сверхпрочного состояния в состояние атомарной пыли, от нулевой энергопроводимости до почти стопроцентной. Способов воздействия на стихийный адамантий существует всего два: специализированная техника Предтеч (инструментарий для обработки стихийного адамантия) и высшая магия школ чародеев и обезманенных (Искажение, Пятое пламя 4-5х кругов; школа Эфирного молота). Способы изготовления стихийного адамантия Фейрер неизвестны, тем не менее алхимики Фейрер, достигшие пятого круга мастерства, могут создавать обычный адамантий, не обладающий возможностью менять свои физические и химические свойства, но обладающий крайне высокой прочностью, химической инертностью и нулевой проводимостью.</text:p>
      <text:p text:style-name="P52"/>
      <text:p text:style-name="P53">Убежище</text:p>
      <text:p text:style-name="P54"/>
      <text:p text:style-name="P55">Убежище – это сеть подземных лабораторий, где были выведены Фейрер-1 и Фейрер-2. К сожалению, еще до Смутных времен местонахождение Убежища стало одним из самых оберегаемых секретов. После Смутной Эры же любые сведения о том, где оно находится, были окончательно утеряны. Более того, практически никаких сведений об Убежище в принципе на данный момент не известно, кроме небольшого отрывка из старых летописей Миргорода: «В год же *** последние воины и охотники покинули первое Убежище, переселившись в Убежище второе – город ходящих меж мирами Миргород, ибо шаманам Предков было видение, что переполнена чаша терпения Хранителя, и коль дети его не могут сдержать жажду крови, недостойны они и нахождения в его Чертогах, и потому через десять ночей замкнутся навеки створки Сумеречных Врат. Лишь трое верховных шаманов остались с Хранителем, дабы уйти в вечный сон в стенах Убежища. Пусть же помнят потомки имена ставших Предками при жизни - …»</text:p>
      <text:p text:style-name="P56"/>
      <text:p text:style-name="P57">Материализатор</text:p>
      <text:soft-page-break/>
      <text:p text:style-name="P58">Современные Фейрер так называют станцию Терраформ-16, обнаруженную ими с помощью телескопов в ** году после Падения пустотного щита. Изначально станция Терраформ-16 предназначалась для терраформирования планет, однако из-за ошибки в толковании одного древнего пророчества времен Старой Эры, изначально ее приняли за мифический артефакт Предтеч – материализатор.<text:s/>Попыток исследования станции пока что не проводилось, за исключением посещения станции Князьями Вечности. Однако они добытую информацию не обнародовали. Впрочем, активно ходят слухи, что станция была уже расконсервирована предводителем Черных Князей Джонни Соколом и используется в интересах Альянса.</text:p>
      <text:p text:style-name="P59"/>
      <text:p text:style-name="P60">Мелкие артефакты</text:p>
      <text:p text:style-name="P61"/>
      <text:p text:style-name="P62"><text:span text:style-name="T63">Общее названия для всякой сохранившейся со времен Предтеч мелочевки, а также предметов, изготовленных Фейрер из стихийного адамантия. Широкой общественности не известно ни одного сколько бы то ни было значимого малого артефакта Предтеч (любопытная информация для мастеров: к малым артефактам Предтеч относятся Молот Юнаров – артефакт для изготовления юнаров – и Сердца школ).</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ex Simarev</meta:initial-creator>
    <dc:creator>Alex Simarev</dc:creator>
    <meta:creation-date>2015-12-20T00:36:00Z</meta:creation-date>
    <dc:date>2015-12-20T00:36:00Z</dc:date>
    <meta:template xlink:href="Normal" xlink:type="simple"/>
    <meta:editing-cycles>2</meta:editing-cycles>
    <meta:editing-duration>PT0S</meta:editing-duration>
    <meta:user-defined meta:name="Info 1"/>
    <meta:user-defined meta:name="Info 2"/>
    <meta:user-defined meta:name="Info 3"/>
    <meta:user-defined meta:name="Info 4"/>
    <meta:document-statistic meta:page-count="4" meta:paragraph-count="23" meta:word-count="1743" meta:character-count="11656" meta:row-count="82" meta:non-whitespace-character-count="9936"/>
  </office:meta>
</office:document-meta>
</file>